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08<text:line-break/></text:span><text:span text:style-name="Strong_20_Emphasis"> – Arco 207 – Risulta finanziato dagli Huomini della Compagnia de’ Brentadori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3:27.13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5" meta:character-count="89"/>
  </office:meta>
</office:document-meta>
</file>